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12pt" fo:font-weight="bold"/>
    </style:style>
    <style:style style:name="P3" style:family="paragraph" style:parent-style-name="Text_20_body">
      <style:paragraph-properties fo:text-align="end" style:justify-single-word="false"/>
      <style:text-properties style:font-name="Calibri" fo:font-size="12pt"/>
    </style:style>
    <style:style style:name="P4" style:family="paragraph" style:parent-style-name="Text_20_body">
      <style:paragraph-properties fo:text-align="end" style:justify-single-word="false"/>
      <style:text-properties style:font-name="Calibri" fo:font-size="12pt" officeooo:paragraph-rsid="001c1709"/>
    </style:style>
    <style:style style:name="P5" style:family="paragraph" style:parent-style-name="Text_20_body">
      <style:paragraph-properties fo:text-align="justify" style:justify-single-word="false"/>
      <style:text-properties style:font-name="Calibri" fo:font-size="12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T1" style:family="text">
      <style:text-properties style:font-name="Calibri" fo:font-size="12pt"/>
    </style:style>
    <style:style style:name="T2" style:family="text">
      <style:text-properties fo:color="#0000ff" style:font-name="Calibri" fo:font-size="12pt"/>
    </style:style>
    <style:style style:name="T3" style:family="text">
      <style:text-properties fo:font-size="10pt"/>
    </style:style>
    <style:style style:name="T4" style:family="text">
      <style:text-properties officeooo:rsid="001c17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.........................................................2020 r. </text:p>
      <text:p text:style-name="P4"><text:span text:style-name="T3">Miejscowość i data <text:tab/><text:tab/></text:span></text:p>
      <text:p text:style-name="P1"/>
      <text:p text:style-name="P1"/>
      <text:p text:style-name="P2">Oświadczenie o udzieleniu licencji </text:p>
      <text:p text:style-name="P1"/>
      <text:p text:style-name="P1"/>
      <text:p text:style-name="P5">Ja, niżej podpisana/ny ........................................................................ posługująca/cy się identyfikatorem </text:p>
      <text:p text:style-name="P5">........................................................... na platformie GitHub (www.github.com), </text:p>
      <text:p text:style-name="P5">oświadczam, że udzieliłam/em licencji na korzystanie z prac, w szczególności na korzystanie z oprogramowania, dokumentów bądź innych stworzonych przeze mnie utworów w rozumieniu ustawy z dnia 4 lutego 1994 r. o prawie autorskim i prawach pokrewnych, zrealizowanych przeze mnie w ramach mojego udziału w tworzeniu aplikacji ProteGO na urządzenia mobilne. Licencji udzieliłam / em na zasadach wskazanych w GPL 3.0 oraz AGPL 3.0. </text:p>
      <text:p text:style-name="P6"><text:span text:style-name="T1">Wyniki prac umieściłam/em w repozytorium/ach kodu pod adresem </text:span><text:span text:style-name="T2">https://github.com/ProteGO- app/ </text:span><text:span text:style-name="T1">wraz z treścią licencji GPL 3.0 oraz AGPL 3.0. </text:span></text:p>
      <text:p text:style-name="P5">Jednocześnie zobowiązuję się do niewykonywania przysługujących mi osobistych praw autorskich do utworów, o których mowa powyżej. Zobowiązuję się także do niewypowiadania udzielonej licencji, niezależnie od podstawy prawnej. W przypadku, gdyby zobowiązanie do niewypowiadania udzielonej licencji okazało się sprzeczne z bezwzględnie obowiązującymi przepisami prawa, przyjmuję 10-letni (słownie: dziesięcioletni) termin wypowiedzenia licencji, ze skutkiem na koniec roku kalendarzowego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odpisano podpisem zaufanym, podpisem osobistym albo kwalifikowanym podpisem elektronicznym.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0:47:31.986262779</meta:creation-date>
    <dc:date>2020-04-05T10:49:35.073149443</dc:date>
    <meta:editing-duration>PT2M5S</meta:editing-duration>
    <meta:editing-cycles>1</meta:editing-cycles>
    <meta:document-statistic meta:table-count="0" meta:image-count="0" meta:object-count="0" meta:page-count="1" meta:paragraph-count="9" meta:word-count="168" meta:character-count="1498" meta:non-whitespace-character-count="1328"/>
    <meta:generator>LibreOffice/6.0.0.3$MacOSX_X86_64 LibreOffice_project/64a0f66915f38c6217de274f0aa8e15618924765</meta:generator>
  </office:meta>
</office:document-meta>
</file>